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1E0000001E740056CC.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93cm"/>
    </style:style>
    <style:style style:name="co2" style:family="table-column">
      <style:table-column-properties fo:break-before="auto" style:column-width="11.802cm"/>
    </style:style>
    <style:style style:name="co3" style:family="table-column">
      <style:table-column-properties fo:break-before="auto" style:column-width="2.711cm"/>
    </style:style>
    <style:style style:name="co4" style:family="table-column">
      <style:table-column-properties fo:break-before="auto" style:column-width="2.263cm"/>
    </style:style>
    <style:style style:name="co5" style:family="table-column">
      <style:table-column-properties fo:break-before="auto" style:column-width="1.312cm"/>
    </style:style>
    <style:style style:name="co6" style:family="table-column">
      <style:table-column-properties fo:break-before="auto" style:column-width="0.864cm"/>
    </style:style>
    <style:style style:name="co7" style:family="table-column">
      <style:table-column-properties fo:break-before="auto" style:column-width="0.81cm"/>
    </style:style>
    <style:style style:name="co8" style:family="table-column">
      <style:table-column-properties fo:break-before="auto" style:column-width="10.04cm"/>
    </style:style>
    <style:style style:name="co9" style:family="table-column">
      <style:table-column-properties fo:break-before="auto" style:column-width="0.418cm"/>
    </style:style>
    <style:style style:name="co10" style:family="table-column">
      <style:table-column-properties fo:break-before="auto" style:column-width="2.376cm"/>
    </style:style>
    <style:style style:name="co11" style:family="table-column">
      <style:table-column-properties fo:break-before="auto" style:column-width="1.789cm"/>
    </style:style>
    <style:style style:name="co12" style:family="table-column">
      <style:table-column-properties fo:break-before="auto" style:column-width="1.773cm"/>
    </style:style>
    <style:style style:name="co13" style:family="table-column">
      <style:table-column-properties fo:break-before="auto" style:column-width="20.276cm"/>
    </style:style>
    <style:style style:name="co14" style:family="table-column">
      <style:table-column-properties fo:break-before="auto" style:column-width="2.655cm"/>
    </style:style>
    <style:style style:name="co15" style:family="table-column">
      <style:table-column-properties fo:break-before="auto" style:column-width="3.41cm"/>
    </style:style>
    <style:style style:name="co16" style:family="table-column">
      <style:table-column-properties fo:break-before="auto" style:column-width="3.242cm"/>
    </style:style>
    <style:style style:name="co17" style:family="table-column">
      <style:table-column-properties fo:break-before="auto" style:column-width="1.732cm"/>
    </style:style>
    <style:style style:name="co18" style:family="table-column">
      <style:table-column-properties fo:break-before="auto" style:column-width="1.088cm"/>
    </style:style>
    <style:style style:name="co19" style:family="table-column">
      <style:table-column-properties fo:break-before="auto" style:column-width="0.921cm"/>
    </style:style>
    <style:style style:name="co20" style:family="table-column">
      <style:table-column-properties fo:break-before="auto" style:column-width="1.117cm"/>
    </style:style>
    <style:style style:name="ro1" style:family="table-row">
      <style:table-row-properties style:row-height="0.848cm" fo:break-before="auto" style:use-optimal-row-height="true"/>
    </style:style>
    <style:style style:name="ro2" style:family="table-row">
      <style:table-row-properties style:row-height="0.339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9cm" fo:break-before="auto" style:use-optimal-row-height="false"/>
    </style:style>
    <style:style style:name="ro8" style:family="table-row">
      <style:table-row-properties style:row-height="0.437cm" fo:break-before="auto" style:use-optimal-row-height="false"/>
    </style:style>
    <style:style style:name="ro9" style:family="table-row">
      <style:table-row-properties style:row-height="0.6cm" fo:break-before="auto" style:use-optimal-row-height="true"/>
    </style:style>
    <style:style style:name="ro10" style:family="table-row">
      <style:table-row-properties style:row-height="0.503cm" fo:break-before="auto" style:use-optimal-row-height="true"/>
    </style:style>
    <style:style style:name="ro11" style:family="table-row">
      <style:table-row-properties style:row-height="0.847cm" fo:break-before="auto" style:use-optimal-row-height="false"/>
    </style:style>
    <style:style style:name="ro12" style:family="table-row">
      <style:table-row-properties style:row-height="0.517cm" fo:break-before="auto" style:use-optimal-row-height="true"/>
    </style:style>
    <style:style style:name="ro13" style:family="table-row">
      <style:table-row-properties style:row-height="0.45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0.476cm" fo:break-before="auto" style:use-optimal-row-height="true"/>
    </style:style>
    <style:style style:name="ro16" style:family="table-row">
      <style:table-row-properties style:row-height="0.887cm" fo:break-before="auto" style:use-optimal-row-height="false"/>
    </style:style>
    <style:style style:name="ro17" style:family="table-row">
      <style:table-row-properties style:row-height="1.685cm" fo:break-before="auto" style:use-optimal-row-height="true"/>
    </style:style>
    <style:style style:name="ro18" style:family="table-row">
      <style:table-row-properties style:row-height="1.289cm" fo:break-before="auto" style:use-optimal-row-height="true"/>
    </style:style>
    <style:style style:name="ro19" style:family="table-row">
      <style:table-row-properties style:row-height="0.887cm" fo:break-before="page" style:use-optimal-row-height="false"/>
    </style:style>
    <style:style style:name="ro20" style:family="table-row">
      <style:table-row-properties style:row-height="0.894cm" fo:break-before="auto" style:use-optimal-row-height="true"/>
    </style:style>
    <style:style style:name="ro21" style:family="table-row">
      <style:table-row-properties style:row-height="0.45c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4" style:family="table-cell" style:parent-style-name="Default">
      <style:table-cell-properties style:cell-protect="protected" style:print-content="true" style:diagonal-bl-tr="none" style:diagonal-tl-br="none" fo:border="none" fo:padding="0.071c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Excel_5f_CondFormat_5f_1_5f_1_5f_1" style:base-cell-address="'Usability scores'.D111"/>
    </style:style>
    <style:style style:name="ce16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0" style:family="table-cell" style:parent-style-name="Default" style:data-style-name="N14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cell-protect="none" style:print-content="true" fo:padding="0.071c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4" style:family="table-cell" style:parent-style-name="Default">
      <style:table-cell-properties style:cell-protect="none" style:print-content="true" style:diagonal-bl-tr="none" style:diagonal-tl-br="none" fo:border="none" fo:padding="0.071cm" style:rotation-align="none"/>
    </style:style>
    <style:style style:name="ce55" style:family="table-cell" style:parent-style-name="Default">
      <style:table-cell-properties style:cell-protect="none"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071c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70" style:family="table-cell" style:parent-style-name="Default">
      <style:table-cell-properties style:cell-protect="protected"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00"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071cm" style:rotation-align="none"/>
    </style:style>
    <style:style style:name="ce88"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071cm" style:rotation-align="none"/>
    </style:style>
    <style:style style:name="ce21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padding="0.071c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4"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12"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diagonal-bl-tr="none" style:diagonal-tl-br="none" fo:border="none" fo:padding="0.071c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4"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7" style:family="table-cell" style:parent-style-name="Default" style:data-style-name="N1">
      <style:table-cell-properties fo:padding="0.071cm"/>
    </style:style>
    <style:style style:name="ce12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parent-style-name="Default">
      <style:graphic-properties draw:stroke="none" draw:fill="none" draw:fill-color="#000000"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65cm" fo:min-width="12.591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0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96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5"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864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6"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2.031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7"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2cm" fo:min-width="11.589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8"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1.25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9"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89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0"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645cm" fo:min-width="11.95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1"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92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2"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089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3"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315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4"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2.45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5"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70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6"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898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7"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844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8"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26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19"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3.87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0"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638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1"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3.98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2"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90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3"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1.47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4"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87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5"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84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6"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5.074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7"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0.97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8"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2.76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29"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227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0"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2.619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1"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835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2"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746cm" fo:min-width="13.129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3"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3.46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4"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1.452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5"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0.668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6"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1.638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7"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1.531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8"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031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39"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1cm" fo:min-width="11.42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0"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4.348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1"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78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2"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6cm" fo:min-width="11.756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3"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462cm" fo:min-width="14.599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4"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322cm" fo:min-width="12.511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gr45" style:family="graphic" style:parent-style-name="Note">
      <style:graphic-properties draw:stroke="solid" svg:stroke-width="0.026cm" svg:stroke-color="#000000" draw:stroke-linejoin="miter" draw:fill="solid" draw:fill-color="#ffffc0" draw:textarea-horizontal-align="justify" draw:textarea-vertical-align="top" draw:auto-grow-height="false" fo:min-height="1.587cm" fo:min-width="12.423cm" fo:padding-top="0.056cm" fo:padding-bottom="0.056cm" fo:padding-left="0.056cm" fo:padding-right="0.056cm" fo:wrap-option="wrap" draw:shadow-offset-x="0.1cm" draw:shadow-offset-y="0.1cm" draw:shadow-color="#000000" loext:decorative="false"/>
      <style:paragraph-properties style:writing-mode="lr-tb" fo:text-align="start"/>
    </style:style>
    <style:style style:name="P1" style:family="paragraph">
      <loext:graphic-properties draw:fill="none" draw:fill-color="#000000"/>
      <style:paragraph-properties fo:text-align="center"/>
    </style:style>
    <style:style style:name="P2" style:family="paragraph">
      <style:paragraph-properties fo:text-align="start" style:writing-mode="lr-tb"/>
    </style:style>
    <style:style style:name="P3" style:family="paragraph">
      <loext:graphic-properties draw:fill="solid" draw:fill-color="#ffffc0"/>
      <style:paragraph-properties fo:text-align="start"/>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loext:opacity="1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637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636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6362"/>
        </table:table-row>
        <table:table-row table:style-name="ro3">
          <table:table-cell table:style-name="ce3" office:value-type="string" calcext:value-type="string" table:number-columns-spanned="2" table:number-rows-spanned="1">
            <text:p>Carlota Braun</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636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6362"/>
        </table:table-row>
        <table:table-row table:style-name="ro4">
          <table:table-cell>
            <draw:frame draw:z-index="0" draw:name="Picture 102" draw:style-name="gr1" draw:text-style-name="P1" svg:width="0.642cm" svg:height="0.633cm" svg:x="0.112cm" svg:y="0.213cm">
              <draw:image xlink:href="Pictures/100000000000001E0000001E740056CC.png" xlink:type="simple" xlink:show="embed" xlink:actuate="onLoad" draw:mime-type="image/png">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200" table:number-columns-repeated="3"/>
          <table:table-cell table:style-name="ce216"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636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200" table:number-columns-repeated="3"/>
          <table:table-cell table:style-name="ce216"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636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200" office:value-type="string" calcext:value-type="string" table:number-columns-spanned="1" table:number-rows-spanned="2">
            <text:p>Weighting </text:p>
            <text:p>(out of 5)</text:p>
          </table:table-cell>
          <table:table-cell table:style-name="ce200" office:value-type="string" calcext:value-type="string" table:number-columns-spanned="1" table:number-rows-spanned="2">
            <text:p>Weighting ratio</text:p>
          </table:table-cell>
          <table:table-cell table:style-name="ce200" office:value-type="string" calcext:value-type="string" table:number-columns-spanned="1" table:number-rows-spanned="2">
            <text:p>Rating</text:p>
            <text:p>(0 - 5)</text:p>
          </table:table-cell>
          <table:table-cell table:style-name="ce216" office:value-type="string" calcext:value-type="string" table:number-columns-spanned="1" table:number-rows-spanned="2">
            <text:p>Score</text:p>
          </table:table-cell>
          <table:table-cell table:style-name="ce216"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636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636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cm" svg:height="1.825cm" svg:x="13.057cm" svg:y="4.453cm" draw:caption-point-x="-0.372cm" draw:caption-point-y="0.723cm">
              <dc:creator>Autoría desconocida</dc:creator>
              <dc:date>2025-03-21T00:00:00</dc:date>
              <text:p text:style-name="P2"><text:span text:style-name="T1">Features and functionality meet common user goals and objectives (Very high </text:span><text:span text:style-name="T1">importance)</text:span></text:p>
              <text:p text:style-name="P2"><text:span text:style-name="T2">Key and common user goals and objectives (e.g. carry out some transaction, find some </text:span><text:span text:style-name="T2">information, carry out some research etc…) should have been identified and addressed. </text:span><text:span text:style-name="T2">Ideally the site or application should allow users to meet all of their key goals and </text:span><text:span text:style-name="T2">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i bien la página contiene múltiples secciones para diversos eventos, no hay apenas información concreta sobre los eventos o cómo reservar para esos eventos, sólo el número de teléfono. Además, la de programación musical no proporciona información actualizada.</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3" calcext:value-type="float">
            <text:p>3</text:p>
          </table:table-cell>
          <table:table-cell table:style-name="ce88" table:formula="of:=[.M9]*[.L9]" office:value-type="float" office:value="3" calcext:value-type="float">
            <text:p>3</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636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636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cm" svg:height="1.847cm" svg:x="13.029cm" svg:y="6.278cm" draw:caption-point-x="-0.344cm" draw:caption-point-y="0.745cm">
              <dc:creator>Autoría desconocida</dc:creator>
              <dc:date>2025-03-21T00:00:00</dc:date>
              <text:p text:style-name="P2"><text:span text:style-name="T1">Features and functionality support users desired workflows (Very high </text:span><text:span text:style-name="T1">importance)</text:span></text:p>
              <text:p text:style-name="P2"><text:span text:style-name="T2">The site or application should support or at least be compatible with the way that users </text:span><text:span text:style-name="T2">wish to work. For example, users might want to be able to carry out bulk transactions or </text:span><text:span text:style-name="T2">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te guía fácilmente en la reserva de la mesa, pero transacciones comunes como reservar para eventos especiales no es posible realizarlos a través de la página.</text:p>
          </table:table-cell>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4" calcext:value-type="float">
            <text:p>4</text:p>
          </table:table-cell>
          <table:table-cell table:style-name="ce88" table:formula="of:=[.M11]*[.L11]" office:value-type="float" office:value="4" calcext:value-type="float">
            <text:p>4</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636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636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cm" svg:height="1.847cm" svg:x="13.029cm" svg:y="8.125cm" draw:caption-point-x="-0.344cm" draw:caption-point-y="0.745cm">
              <dc:creator>Autoría desconocida</dc:creator>
              <dc:date>2025-03-21T00:00:00</dc:date>
              <text:p text:style-name="P2"><text:span text:style-name="T1">Frequently-used tasks are readily available (e.g. easily accessible from the </text:span><text:span text:style-name="T1">homepage) and well supported (High importance)</text:span></text:p>
              <text:p text:style-name="P2"><text:span text:style-name="T2">For example short cuts and a login to retrieve details might be provided to speed </text:span><text:span text:style-name="T2">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l principal uso de la página, que sería reservar mesa, está destacado en la parte central de la página web y te redirige inmediatamente a un formulario para poder realizar la reserva de manera cómoda. Aun así, para otras tareas comunes como consultar el menú o la programación musical no se proporciona información suficiente.</text:p>
          </table:table-cell>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4" calcext:value-type="float">
            <text:p>4</text:p>
          </table:table-cell>
          <table:table-cell table:style-name="ce88" table:formula="of:=[.M13]*[.L13]" office:value-type="float" office:value="3.2" calcext:value-type="float">
            <text:p>3,2</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6362"/>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636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cm" svg:height="1.847cm" svg:x="13.029cm" svg:y="9.972cm" draw:caption-point-x="-0.344cm" draw:caption-point-y="0.745cm">
              <dc:creator>Autoría desconocida</dc:creator>
              <dc:date>2025-03-21T00:00:00</dc:date>
              <text:p text:style-name="P2"><text:span text:style-name="T1">Users are adequately supported according to their level of expertise (Medium </text:span><text:span text:style-name="T1">importance)</text:span></text:p>
              <text:p text:style-name="P2"><text:span text:style-name="T2">For example, novice users are given help and instructions and features are </text:span><text:span text:style-name="T2">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guía para la reserva de página es muy clara y apta para usuarios sin demasiado conocimiento. Aunque mencionar que la página no dispone de un botón para volver directamente a la página principal cuando te encuentras en la página de alguna sección, lo que puede confundir a gente sin experiencia momentáneamente.</text:p>
          </table:table-cell>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4" calcext:value-type="float">
            <text:p>4</text:p>
          </table:table-cell>
          <table:table-cell table:style-name="ce88" table:formula="of:=[.M15]*[.L15]" office:value-type="float" office:value="2.4" calcext:value-type="float">
            <text:p>2,4</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6364"/>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636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cm" svg:height="1.846cm" svg:x="13.029cm" svg:y="11.82cm" draw:caption-point-x="-0.344cm" draw:caption-point-y="0.744cm">
              <dc:creator>Autoría desconocida</dc:creator>
              <dc:date>2025-03-21T00:00:00</dc:date>
              <text:p text:style-name="P2"><text:span text:style-name="T1">Calls to action (e.g. register, add to basket, submit) are clear, well labelled and appear clickable </text:span><text:span text:style-name="T1">(Medium importance)</text:span></text:p>
              <text:p text:style-name="P2"><text:span text:style-name="T2">Possible actions should always be clear and the primary call to action (i.e. the most common or </text:span><text:span text:style-name="T2">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De nuevo, destaca de forma clara la opción de reservar mesa (aunque la tipografía podría ser más clara) y la guía de reserva es muy intuitiva.</text:p>
          </table:table-cell>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4" calcext:value-type="float">
            <text:p>4</text:p>
          </table:table-cell>
          <table:table-cell table:style-name="ce88" table:formula="of:=[.M17]*[.L17]" office:value-type="float" office:value="2.4" calcext:value-type="float">
            <text:p>2,4</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6364"/>
        </table:table-row>
        <table:table-row table:style-name="ro8">
          <table:table-cell/>
          <table:table-cell table:style-name="ce21"/>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6364"/>
        </table:table-row>
        <table:table-row table:style-name="ro9">
          <table:table-cell table:style-name="ce5" office:value-type="string" calcext:value-type="string">
            <text:p>Homepage / starting page</text:p>
          </table:table-cell>
          <table:table-cell/>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cm" svg:height="1.722cm" svg:x="13.029cm" svg:y="14.893cm" draw:caption-point-x="-0.344cm" draw:caption-point-y="0.62cm">
              <dc:creator>Autoría desconocida</dc:creator>
              <dc:date>2025-03-21T00:00:00</dc:date>
              <text:p text:style-name="P2"><text:span text:style-name="T1">The Homepage / starting page provides a clear snapshot and overview of the content, </text:span><text:span text:style-name="T1">features and functionality available (Low importance)</text:span></text:p>
              <text:p text:style-name="P2"><text:span text:style-name="T2">For example, an introduction and overview of the site is provided together with section snapshots </text:span><text:span text:style-name="T2">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principal muestra de forma clara las secciones disponibles y que pueda querer consultar el usuario. Además, destaca en la parte central de la página un “overview” del local, y la opción de reserva de mesas.</text:p>
          </table:table-cell>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5" calcext:value-type="float">
            <text:p>5</text:p>
          </table:table-cell>
          <table:table-cell table:style-name="ce88" table:formula="of:=[.M21]*[.L21]" office:value-type="float" office:value="3" calcext:value-type="float">
            <text:p>3</text:p>
          </table:table-cell>
          <table:table-cell table:style-name="ce95" table:formula="of:=IF([.M21]=0;0;[.L2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636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cm" svg:height="1.846cm" svg:x="13.029cm" svg:y="16.616cm" draw:caption-point-x="-0.344cm" draw:caption-point-y="0.744cm">
              <dc:creator>Autoría desconocida</dc:creator>
              <dc:date>2025-03-21T00:00:00</dc:date>
              <text:p text:style-name="P2"><text:span text:style-name="T1">The homepage / starting page is effective in orienting and directing users to their </text:span><text:span text:style-name="T1">desired information and tasks (High importance)</text:span></text:p>
              <text:p text:style-name="P2"><text:span text:style-name="T2">Users should be able to work out where they need to go to complete a given task (e.g. </text:span><text:span text:style-name="T2">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Destaca la función principal de la página (la reserva) en el medio de la página.</text:p>
          </table:table-cell>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636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636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cm" svg:height="1.847cm" svg:x="13.029cm" svg:y="18.461cm" draw:caption-point-x="-0.344cm" draw:caption-point-y="0.745cm">
              <dc:creator>Autoría desconocida</dc:creator>
              <dc:date>2025-03-21T00:00:00</dc:date>
              <text:p text:style-name="P2"><text:span text:style-name="T1">The homepage / starting page layout is clear and uncluttered with sufficient 'white </text:span><text:span text:style-name="T1">space' (Medium importance)</text:span></text:p>
              <text:p text:style-name="P2"><text:span text:style-name="T2">Users should be able to quickly scan the homepage and make sense of both the content </text:span><text:span text:style-name="T2">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Good</text:p>
          </table:table-cell>
          <table:table-cell table:number-columns-repeated="4"/>
          <table:table-cell table:style-name="ce62" office:value-type="string" calcext:value-type="string">
            <text:p>Quizá el fondo puede empeorar ligeramente la legibilidad del “overview”, así como la fuente de texto del botón de reserva, pero las secciones y el teléfono se ven muy claras, y la posición del “overview” hace que destaque, así como el botón de reserva.</text:p>
          </table:table-cell>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4" calcext:value-type="float">
            <text:p>4</text:p>
          </table:table-cell>
          <table:table-cell table:style-name="ce88" table:formula="of:=[.M25]*[.L25]" office:value-type="float" office:value="2.4" calcext:value-type="float">
            <text:p>2,4</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6366"/>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636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cm" svg:height="1.905cm" svg:x="13.029cm" svg:y="21.353cm" draw:caption-point-x="-0.344cm" draw:caption-point-y="0.803cm">
              <dc:creator>Autoría desconocida</dc:creator>
              <dc:date>2025-03-21T00:00:00</dc:date>
              <text:p text:style-name="P2"><text:span text:style-name="T1">Users can easily access the site or application (Low importance)</text:span></text:p>
              <text:p text:style-name="P2"><text:span text:style-name="T2">For example, the URL is predictable and is returned by search engines. If a user </text:span><text:span text:style-name="T2">attempts to find the site via a search engine, it should ideally be returned on the first </text:span><text:span text:style-name="T2">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s el primer resultado cuando buscas el nombre del local, y la url es igual al nombre.</text:p>
          </table:table-cell>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5" calcext:value-type="float">
            <text:p>5</text:p>
          </table:table-cell>
          <table:table-cell table:style-name="ce88" table:formula="of:=[.M29]*[.L29]" office:value-type="float" office:value="2" calcext:value-type="float">
            <text:p>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636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636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cm" svg:height="1.847cm" svg:x="13.029cm" svg:y="23.257cm" draw:caption-point-x="-0.344cm" draw:caption-point-y="0.745cm">
              <dc:creator>Autoría desconocida</dc:creator>
              <dc:date>2025-03-21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ext:span><text:span text:style-name="T2">top menu, tabbed menu), and it should not be significantly different across the site or </text:span><text:span text:style-name="T2">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s secciones son perfectamente visibles en pantalla completa. En ventana pequeña, quizá la sección de menú podría destacar un pelín más.</text:p>
          </table:table-cell>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4" calcext:value-type="float">
            <text:p>4</text:p>
          </table:table-cell>
          <table:table-cell table:style-name="ce88" table:formula="of:=[.M31]*[.L31]" office:value-type="float" office:value="3.2" calcext:value-type="float">
            <text:p>3,2</text:p>
          </table:table-cell>
          <table:table-cell table:style-name="ce95" table:formula="of:=IF([.M31]=0;0;[.L31]*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cm" svg:height="1.847cm" svg:x="13.029cm" svg:y="25.104cm" draw:caption-point-x="-0.344cm" draw:caption-point-y="0.745cm">
              <dc:creator>Autoría desconocida</dc:creator>
              <dc:date>2025-03-21T00:00:00</dc:date>
              <text:p text:style-name="P2"><text:span text:style-name="T1">The navigation has sufficient flexibility to allow users to navigate by their </text:span><text:span text:style-name="T1">desired means (Medium importance)</text:span></text:p>
              <text:p text:style-name="P2"><text:span text:style-name="T3">For example a user might want to be able to search for an item or browse by size, </text:span><text:span text:style-name="T3">name or type. Although not all user preferences can or indeed should be </text:span><text:span text:style-name="T3">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Very poor</text:p>
          </table:table-cell>
          <table:table-cell table:number-columns-repeated="4"/>
          <table:table-cell table:style-name="ce62" office:value-type="string" calcext:value-type="string">
            <text:p>No hay ninguna opción para búsqueda o navegación personalizada.</text:p>
          </table:table-cell>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1" calcext:value-type="float">
            <text:p>1</text:p>
          </table:table-cell>
          <table:table-cell table:style-name="ce88" table:formula="of:=[.M33]*[.L33]" office:value-type="float" office:value="0.6" calcext:value-type="float">
            <text:p>0,6</text:p>
          </table:table-cell>
          <table:table-cell table:style-name="ce95" table:formula="of:=IF([.M33]=0;0;[.L33]*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cm" svg:height="1.847cm" svg:x="13.029cm" svg:y="26.951cm" draw:caption-point-x="-0.344cm" draw:caption-point-y="0.745cm">
              <dc:creator>Autoría desconocida</dc:creator>
              <dc:date>2025-03-21T00:00:00</dc:date>
              <text:p text:style-name="P2"><text:span text:style-name="T1">The site or application structure is clear, easily understood and addresses common user </text:span><text:span text:style-name="T1">goals (Very high importance)</text:span></text:p>
              <text:p text:style-name="P2"><text:span text:style-name="T2">For example, gathering information, submitting data, carrying out research. Users should be </text:span><text:span text:style-name="T2">able to work out where they need to go to carry out common user goals and be able to quickly </text:span><text:span text:style-name="T2">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no tiene demasiada complejidad ni profundidad, por lo que la estructura es bastante clara de por sí.</text:p>
          </table:table-cell>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4" calcext:value-type="float">
            <text:p>4</text:p>
          </table:table-cell>
          <table:table-cell table:style-name="ce88" table:formula="of:=[.M35]*[.L35]" office:value-type="float" office:value="4" calcext:value-type="float">
            <text:p>4</text:p>
          </table:table-cell>
          <table:table-cell table:style-name="ce95" table:formula="of:=IF([.M35]=0;0;[.L35]*MAX([.R2:.R8]))" office:value-type="float" office:value="5" calcext:value-type="float">
            <text:p>5</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cm" svg:height="1.846cm" svg:x="13.029cm" svg:y="28.799cm" draw:caption-point-x="-0.344cm" draw:caption-point-y="0.744cm">
              <dc:creator>Autoría desconocida</dc:creator>
              <dc:date>2025-03-21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text:span><text:span text:style-name="T3">link goes to. Non-descriptive links such as 'click here' should be avoided and any links going to an external </text:span><text:span text:style-name="T3">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links de secciones cambiar de color al pasar el ratón por encima, los botones del teléfono y reserva destacan y los links a redes sociales son identificables por el logo, aunque no funcionan</text:p>
          </table:table-cell>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3" calcext:value-type="float">
            <text:p>3</text:p>
          </table:table-cell>
          <table:table-cell table:style-name="ce88" table:formula="of:=[.M37]*[.L37]" office:value-type="float" office:value="1.8" calcext:value-type="float">
            <text:p>1,8</text:p>
          </table:table-cell>
          <table:table-cell table:style-name="ce95" table:formula="of:=IF([.M37]=0;0;[.L37]*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cm" svg:height="1.847cm" svg:x="13.029cm" svg:y="30.645cm" draw:caption-point-x="-0.344cm" draw:caption-point-y="0.745cm">
              <dc:creator>Autoría desconocida</dc:creator>
              <dc:date>2025-03-21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text:span><text:span text:style-name="T2">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ermite todas las funciones básicas de un navegador, además de guardar en favoritos incluso reservas para un día y hora concretos que no se hayan llegado a formalizar.</text:p>
          </table:table-cell>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6365"/>
        </table:table-row>
        <table:table-row table:style-name="ro8">
          <table:table-cell table:style-name="ce6"/>
          <table:table-cell table:style-name="ce20"/>
          <table:table-cell table:style-name="ce14"/>
          <table:table-cell table:style-name="ce169"/>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636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cm" svg:height="1.847cm" svg:x="13.029cm" svg:y="32.491cm" draw:caption-point-x="-0.344cm" draw:caption-point-y="0.745cm">
              <dc:creator>Autoría desconocida</dc:creator>
              <dc:date>2025-03-21T00:00:00</dc:date>
              <text:p text:style-name="P2"><text:span text:style-name="T1">The current location is clearly indicated (e.g. breadcrumb, highlighted menu item) (Low </text:span><text:span text:style-name="T1">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í, la sección en la que te encuentras aparece resaltada en el menú superior, y la palabra clave es mencionada constantemente a lo largo de la sección.</text:p>
          </table:table-cell>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5" calcext:value-type="float">
            <text:p>5</text:p>
          </table:table-cell>
          <table:table-cell table:style-name="ce88" table:formula="of:=[.M41]*[.L41]" office:value-type="float" office:value="2" calcext:value-type="float">
            <text:p>2</text:p>
          </table:table-cell>
          <table:table-cell table:style-name="ce95" table:formula="of:=IF([.M41]=0;0;[.L41]*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cm" svg:height="1.847cm" svg:x="13.029cm" svg:y="34.338cm" draw:caption-point-x="-0.344cm" draw:caption-point-y="0.745cm">
              <dc:creator>Autoría desconocida</dc:creator>
              <dc:date>2025-03-21T00:00:00</dc:date>
              <text:p text:style-name="P2"><text:span text:style-name="T1">Users can easily get back to the homepage or a relevant start point (Low </text:span><text:span text:style-name="T1">importance)</text:span></text:p>
              <text:p text:style-name="P2"><text:span text:style-name="T2">For example, a homepage link might be part of the breadcrumb or a home link might </text:span><text:span text:style-name="T2">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la versión para escritorio no hay ningún botón permanentemente presente para volver a la página principal.</text:p>
          </table:table-cell>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2" calcext:value-type="float">
            <text:p>2</text:p>
          </table:table-cell>
          <table:table-cell table:style-name="ce88" table:formula="of:=[.M43]*[.L43]" office:value-type="float" office:value="0.8" calcext:value-type="float">
            <text:p>0,8</text:p>
          </table:table-cell>
          <table:table-cell table:style-name="ce95" table:formula="of:=IF([.M43]=0;0;[.L43]*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cm" svg:height="1.847cm" svg:x="13.029cm" svg:y="36.185cm" draw:caption-point-x="-0.344cm" draw:caption-point-y="0.745cm">
              <dc:creator>Autoría desconocida</dc:creator>
              <dc:date>2025-03-21T00:00:00</dc:date>
              <text:p text:style-name="P2"><text:span text:style-name="T1">A clear and well structure site map or index is provided (where necessary) (Low </text:span><text:span text:style-name="T1">importance)</text:span></text:p>
              <text:p text:style-name="P2"><text:span text:style-name="T2">The sitemap might be part of the header or footer and should ideally be available from every </text:span><text:span text:style-name="T2">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índex, pero la página tampoco tiene demasiada profundidad como para que sea desorientativo.</text:p>
          </table:table-cell>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3" calcext:value-type="float">
            <text:p>3</text:p>
          </table:table-cell>
          <table:table-cell table:style-name="ce88" table:formula="of:=[.M45]*[.L45]" office:value-type="float" office:value="0.6" calcext:value-type="float">
            <text:p>0,6</text:p>
          </table:table-cell>
          <table:table-cell table:style-name="ce95" table:formula="of:=IF([.M45]=0;0;[.L45]*MAX([.R2:.R8]))" office:value-type="float" office:value="1" calcext:value-type="float">
            <text:p>1</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cm" svg:height="1.721cm" svg:x="13.029cm" svg:y="39.26cm" draw:caption-point-x="-0.344cm" draw:caption-point-y="0.619cm">
              <dc:creator>Autoría desconocida</dc:creator>
              <dc:date>2025-03-21T00:00:00</dc:date>
              <text:p text:style-name="P2"><text:span text:style-name="T1">A consistent, easy to find and easy to use search function is available throughout (High </text:span><text:span text:style-name="T1">importance)</text:span></text:p>
              <text:p text:style-name="P2"><text:span text:style-name="T3">The search function (where required) should be directly available from most pages on the site or </text:span><text:span text:style-name="T3">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0" calcext:value-type="float">
            <text:p>0</text:p>
          </table:table-cell>
          <table:table-cell table:style-name="ce88" table:formula="of:=[.M49]*[.L49]" office:value-type="float" office:value="0" calcext:value-type="float">
            <text:p>0</text:p>
          </table:table-cell>
          <table:table-cell table:style-name="ce95" table:formula="of:=IF([.M49]=0;0;[.L49]*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cm" svg:height="1.847cm" svg:x="13.029cm" svg:y="40.982cm" draw:caption-point-x="-0.344cm" draw:caption-point-y="0.744cm">
              <dc:creator>Autoría desconocida</dc:creator>
              <dc:date>2025-03-21T00:00:00</dc:date>
              <text:p text:style-name="P2"><text:span text:style-name="T1">The search interface is appropriate to meet user goals (High importance)</text:span></text:p>
              <text:p text:style-name="P2"><text:span text:style-name="T3">For example users are able to filter search results, an advanced search is available (if </text:span><text:span text:style-name="T3">necessary) and common search conventions such as quotation marks (") and natural </text:span><text:span text:style-name="T3">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0" calcext:value-type="float">
            <text:p>0</text:p>
          </table:table-cell>
          <table:table-cell table:style-name="ce88" table:formula="of:=[.M51]*[.L51]" office:value-type="float" office:value="0" calcext:value-type="float">
            <text:p>0</text:p>
          </table:table-cell>
          <table:table-cell table:style-name="ce95" table:formula="of:=IF([.M51]=0;0;[.L51]*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cm" svg:height="1.846cm" svg:x="13.029cm" svg:y="42.829cm" draw:caption-point-x="-0.344cm" draw:caption-point-y="0.744cm">
              <dc:creator>Autoría desconocida</dc:creator>
              <dc:date>2025-03-21T00:00:00</dc:date>
              <text:p text:style-name="P2"><text:span text:style-name="T1">The search facility deals well with common searches, misspellings and abbreviations (Low </text:span><text:span text:style-name="T1">importance)</text:span></text:p>
              <text:p text:style-name="P2"><text:span text:style-name="T3">Ideally synonyms (e.g. 'coat' should also match 'jacket') should mean that logical and appropriate </text:span><text:span text:style-name="T3">search results are returned for common user queries. Popular search results (e.g. top matches) </text:span><text:span text:style-name="T3">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0" calcext:value-type="float">
            <text:p>0</text:p>
          </table:table-cell>
          <table:table-cell table:style-name="ce88" table:formula="of:=[.M53]*[.L53]" office:value-type="float" office:value="0" calcext:value-type="float">
            <text:p>0</text:p>
          </table:table-cell>
          <table:table-cell table:style-name="ce95" table:formula="of:=IF([.M53]=0;0;[.L53]*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cm" svg:height="1.847cm" svg:x="13.029cm" svg:y="44.675cm" draw:caption-point-x="-0.344cm" draw:caption-point-y="0.745cm">
              <dc:creator>Autoría desconocida</dc:creator>
              <dc:date>2025-03-21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text:span><text:span text:style-name="T3">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0" calcext:value-type="float">
            <text:p>0</text:p>
          </table:table-cell>
          <table:table-cell table:style-name="ce88" table:formula="of:=[.M55]*[.L55]" office:value-type="float" office:value="0" calcext:value-type="float">
            <text:p>0</text:p>
          </table:table-cell>
          <table:table-cell table:style-name="ce95" table:formula="of:=IF([.M55]=0;0;[.L55]*MAX([.R2:.R8]))" office:value-type="float" office:value="0" calcext:value-type="float">
            <text:p>0</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cm" svg:height="1.721cm" svg:x="13.029cm" svg:y="47.75cm" draw:caption-point-x="-0.344cm" draw:caption-point-y="0.619cm">
              <dc:creator>Autoría desconocida</dc:creator>
              <dc:date>2025-03-21T00:00:00</dc:date>
              <text:p text:style-name="P2"><text:span text:style-name="T1">Prompt and <text:s/>appropriate feedback is given (High importance)</text:span></text:p>
              <text:p text:style-name="P2"><text:span text:style-name="T3">For example, a confirmation message is shown following a successful transaction, input errors are </text:span><text:span text:style-name="T3">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el formulario de reserva, avisa sobre la no disponibilidad de forma clara e informa sobre los campos obligatorios. Por lo demás, tampoco hay mucho feedback en el resto de la página.</text:p>
          </table:table-cell>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3" calcext:value-type="float">
            <text:p>3</text:p>
          </table:table-cell>
          <table:table-cell table:style-name="ce88" table:formula="of:=[.M59]*[.L59]" office:value-type="float" office:value="2.4" calcext:value-type="float">
            <text:p>2,4</text:p>
          </table:table-cell>
          <table:table-cell table:style-name="ce95" table:formula="of:=IF([.M59]=0;0;[.L59]*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cm" svg:height="1.847cm" svg:x="13.029cm" svg:y="49.471cm" draw:caption-point-x="-0.344cm" draw:caption-point-y="0.745cm">
              <dc:creator>Autoría desconocida</dc:creator>
              <dc:date>2025-03-21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text:span><text:span text:style-name="T3">action before committing (e.g. before placing an order). For example, users can return to a </text:span><text:span text:style-name="T3">step and change their options or dynamically change a value without having to start again. </text:span><text:span text:style-name="T3">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el formulario de reserva pregunta varias veces por confirmación y en cualquier paso puedes volver hacia atrás.</text:p>
          </table:table-cell>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4" calcext:value-type="float">
            <text:p>4</text:p>
          </table:table-cell>
          <table:table-cell table:style-name="ce88" table:formula="of:=[.M61]*[.L61]" office:value-type="float" office:value="2.4" calcext:value-type="float">
            <text:p>2,4</text:p>
          </table:table-cell>
          <table:table-cell table:style-name="ce95" table:formula="of:=IF([.M61]=0;0;[.L6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cm" svg:height="1.847cm" svg:x="13.029cm" svg:y="51.317cm" draw:caption-point-x="-0.344cm" draw:caption-point-y="0.745cm">
              <dc:creator>Autoría desconocida</dc:creator>
              <dc:date>2025-03-21T00:00:00</dc:date>
              <text:p text:style-name="P2"><text:span text:style-name="T1">Users can easily give feedback (Very low importance)</text:span></text:p>
              <text:p text:style-name="P2"><text:span text:style-name="T3">For example, via email or an online feedback / contact us form. There should be an </text:span><text:span text:style-name="T3">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í hay teléfono y correo electrónico de contacto, pero es el mismo para todo tipo de gestión (reserva, consulta, etc.) pero no hay ninguno específico para dar feedback ni formulario de contacto.</text:p>
          </table:table-cell>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3" calcext:value-type="float">
            <text:p>3</text:p>
          </table:table-cell>
          <table:table-cell table:style-name="ce88" table:formula="of:=[.M63]*[.L63]" office:value-type="float" office:value="0.6" calcext:value-type="float">
            <text:p>0,6</text:p>
          </table:table-cell>
          <table:table-cell table:style-name="ce95" table:formula="of:=IF([.M63]=0;0;[.L63]*MAX([.R2:.R8]))" office:value-type="float" office:value="1" calcext:value-type="float">
            <text:p>1</text:p>
          </table:table-cell>
          <table:table-cell table:number-columns-repeated="1636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cm" svg:height="1.721cm" svg:x="13.029cm" svg:y="54.393cm" draw:caption-point-x="-0.344cm" draw:caption-point-y="0.619cm">
              <dc:creator>Autoría desconocida</dc:creator>
              <dc:date>2025-03-21T00:00:00</dc:date>
              <text:p text:style-name="P2"><text:span text:style-name="T1">Complex forms and processes are broken up into readily understood steps and </text:span><text:span text:style-name="T1">sections (Medium importance)</text:span></text:p>
              <text:p text:style-name="P2"><text:span text:style-name="T3">For example, a checkout process might be broken up in to 'address', 'delivery options', </text:span><text:span text:style-name="T3">'payment' and 'confirmation'. Where a process is used a progress indicator is present with </text:span><text:span text:style-name="T3">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fectivamente, el proceso de reserva de mesa está dividido en secciones claras de disponibilidad, información personal y confirmación.</text:p>
          </table:table-cell>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5" calcext:value-type="float">
            <text:p>5</text:p>
          </table:table-cell>
          <table:table-cell table:style-name="ce88" table:formula="of:=[.M67]*[.L67]" office:value-type="float" office:value="3" calcext:value-type="float">
            <text:p>3</text:p>
          </table:table-cell>
          <table:table-cell table:style-name="ce95" table:formula="of:=IF([.M67]=0;0;[.L67]*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cm" svg:height="1.847cm" svg:x="13.029cm" svg:y="56.113cm" draw:caption-point-x="-0.344cm" draw:caption-point-y="0.745cm">
              <dc:creator>Autoría desconocida</dc:creator>
              <dc:date>2025-03-21T00:00:00</dc:date>
              <text:p text:style-name="P2"><text:span text:style-name="T1">A minimal amount of information is requested and where necessary justification is </text:span><text:span text:style-name="T1">given for asking for information (Medium importance)</text:span></text:p>
              <text:p text:style-name="P2"><text:span text:style-name="T3">For example a site might outline that a telephone number is required in case there is an </text:span><text:span text:style-name="T3">issue with a transaction. Users shouldn't be asked for extraneous information and where </text:span><text:span text:style-name="T3">possible information should be auto populated (e.g. postcode lookup, code lookup) to </text:span><text:span text:style-name="T3">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í, pide información en la guía de reserva de mesa de forma justificada para el contacto.</text:p>
          </table:table-cell>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5" calcext:value-type="float">
            <text:p>5</text:p>
          </table:table-cell>
          <table:table-cell table:style-name="ce88" table:formula="of:=[.M69]*[.L69]" office:value-type="float" office:value="2" calcext:value-type="float">
            <text:p>2</text:p>
          </table:table-cell>
          <table:table-cell table:style-name="ce95" table:formula="of:=IF([.M69]=0;0;[.L69]*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cm" svg:height="1.847cm" svg:x="13.029cm" svg:y="57.961cm" draw:caption-point-x="-0.344cm" draw:caption-point-y="0.744cm">
              <dc:creator>Autoría desconocida</dc:creator>
              <dc:date>2025-03-21T00:00:00</dc:date>
              <text:p text:style-name="P2"><text:span text:style-name="T1">Required and optional form fields are clearly indicated (e.g. using text or '*') (Low </text:span><text:span text:style-name="T1">importance)</text:span></text:p>
              <text:p text:style-name="P2"><text:span text:style-name="T3">Where most fields are required the optional fields should be identified and when most </text:span><text:span text:style-name="T3">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apartados obligatorios y opcionales están indicados de forma clara.</text:p>
          </table:table-cell>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5" calcext:value-type="float">
            <text:p>5</text:p>
          </table:table-cell>
          <table:table-cell table:style-name="ce88" table:formula="of:=[.M71]*[.L71]" office:value-type="float" office:value="2" calcext:value-type="float">
            <text:p>2</text:p>
          </table:table-cell>
          <table:table-cell table:style-name="ce95" table:formula="of:=IF([.M71]=0;0;[.L71]*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cm" svg:height="1.846cm" svg:x="13.029cm" svg:y="59.808cm" draw:caption-point-x="-0.344cm" draw:caption-point-y="0.744cm">
              <dc:creator>Autoría desconocida</dc:creator>
              <dc:date>2025-03-21T00:00:00</dc:date>
              <text:p text:style-name="P2"><text:span text:style-name="T1">Appropriate input fields are used and required formats are indicated (Medium </text:span><text:span text:style-name="T1">importance)</text:span></text:p>
              <text:p text:style-name="P2"><text:span text:style-name="T3">Appropriate input fields might include calendar for date selection, drop downs for </text:span><text:span text:style-name="T3">selection and radio button for small selections. Text might be used to indicate the </text:span><text:span text:style-name="T3">required format or an example might be provided. Field lengths should correspond </text:span><text:span text:style-name="T3">to the expected input so for example an email input field should be long, where as an </text:span><text:span text:style-name="T3">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os campos de entrada son apropiados, visuales y con formato correcto.</text:p>
          </table:table-cell>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5" calcext:value-type="float">
            <text:p>5</text:p>
          </table:table-cell>
          <table:table-cell table:style-name="ce88" table:formula="of:=[.M73]*[.L73]" office:value-type="float" office:value="3" calcext:value-type="float">
            <text:p>3</text:p>
          </table:table-cell>
          <table:table-cell table:style-name="ce95" table:formula="of:=IF([.M73]=0;0;[.L73]*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cm" svg:height="1.847cm" svg:x="13.029cm" svg:y="61.654cm" draw:caption-point-x="-0.344cm" draw:caption-point-y="0.745cm">
              <dc:creator>Autoría desconocida</dc:creator>
              <dc:date>2025-03-21T00:00:00</dc:date>
              <text:p text:style-name="P2"><text:span text:style-name="T1">Help and instructions (e.g. examples, information required) are provided where </text:span><text:span text:style-name="T1">necessary (Medium importance)</text:span></text:p>
              <text:p text:style-name="P2"><text:span text:style-name="T3">Where input is non trivial or is likely to require some explanation this should be </text:span><text:span text:style-name="T3">provided. Where a-lot of explanation is necessary a link to a page outlining what is </text:span><text:span text:style-name="T3">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i bien la guía está detallada, la página tiene deficiencias de información.</text:p>
          </table:table-cell>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3" calcext:value-type="float">
            <text:p>3</text:p>
          </table:table-cell>
          <table:table-cell table:style-name="ce88" table:formula="of:=[.M75]*[.L75]" office:value-type="float" office:value="1.8" calcext:value-type="float">
            <text:p>1,8</text:p>
          </table:table-cell>
          <table:table-cell table:style-name="ce95" table:formula="of:=IF([.M75]=0;0;[.L75]*MAX([.R2:.R8]))" office:value-type="float" office:value="3" calcext:value-type="float">
            <text:p>3</text:p>
          </table:table-cell>
          <table:table-cell table:number-columns-repeated="1636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cm" svg:height="1.721cm" svg:x="13.029cm" svg:y="64.729cm" draw:caption-point-x="-0.344cm" draw:caption-point-y="0.619cm">
              <dc:creator>Autoría desconocida</dc:creator>
              <dc:date>2025-03-21T00:00:00</dc:date>
              <text:p text:style-name="P2"><text:span text:style-name="T1">Errors are clear, easily identified and appear in appropriate locations (High </text:span><text:span text:style-name="T1">importance)</text:span></text:p>
              <text:p text:style-name="P2"><text:span text:style-name="T2">Errors should be immediately apparent to users and ideally be located close to the </text:span><text:span text:style-name="T2">offending input or function (e.g. adjacent to an input entry field). Inputs causing an error </text:span><text:span text:style-name="T2">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Por la forma en que está diseñada la reserva, no permite cometer errores.</text:p>
          </table:table-cell>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4" calcext:value-type="float">
            <text:p>4</text:p>
          </table:table-cell>
          <table:table-cell table:style-name="ce88" table:formula="of:=[.M79]*[.L79]" office:value-type="float" office:value="3.2" calcext:value-type="float">
            <text:p>3,2</text:p>
          </table:table-cell>
          <table:table-cell table:style-name="ce95" table:formula="of:=IF([.M79]=0;0;[.L79]*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cm" svg:height="1.847cm" svg:x="13.029cm" svg:y="66.45cm" draw:caption-point-x="-0.344cm" draw:caption-point-y="0.745cm">
              <dc:creator>Autoría desconocida</dc:creator>
              <dc:date>2025-03-21T00:00:00</dc:date>
              <text:p text:style-name="P2"><text:span text:style-name="T1">Error messages are concise, written in easy to understand language and describe </text:span><text:span text:style-name="T1">what's occurred and what action is necessary (Medium importance)</text:span></text:p>
              <text:p text:style-name="P2"><text:span text:style-name="T3">Errors should avoid using very technical terms or jargon and should be written from the </text:span><text:span text:style-name="T3">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demasiados mensajes de error, simplemente no deja avanzar.</text:p>
          </table:table-cell>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3" calcext:value-type="float">
            <text:p>3</text:p>
          </table:table-cell>
          <table:table-cell table:style-name="ce88" table:formula="of:=[.M81]*[.L81]" office:value-type="float" office:value="1.8" calcext:value-type="float">
            <text:p>1,8</text:p>
          </table:table-cell>
          <table:table-cell table:style-name="ce95" table:formula="of:=IF([.M81]=0;0;[.L81]*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cm" svg:height="2.006cm" svg:x="13.029cm" svg:y="68.297cm" draw:caption-point-x="-0.344cm" draw:caption-point-y="0.745cm">
              <dc:creator>Autoría desconocida</dc:creator>
              <dc:date>2025-03-21T00:00:00</dc:date>
              <text:p text:style-name="P2"><text:span text:style-name="T1">Common user errors have been taken into consideration and where possible prevented </text:span><text:span text:style-name="T1">(Medium importance)</text:span></text:p>
              <text:p text:style-name="P2"><text:span text:style-name="T2">Common user errors might be missing fields, invalid formats and invalid selections. For example, </text:span><text:span text:style-name="T2">fields might limit input to particular a format (e.g. numbers only) or only become available once </text:span><text:span text:style-name="T2">certain criteria have been met. JavaScript might also be utilised to provide immediate feedback </text:span><text:span text:style-name="T2">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deja avanzar de sección si no se introduce la información con el formato correcto.</text:p>
          </table:table-cell>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5" calcext:value-type="float">
            <text:p>5</text:p>
          </table:table-cell>
          <table:table-cell table:style-name="ce88" table:formula="of:=[.M83]*[.L83]" office:value-type="float" office:value="3" calcext:value-type="float">
            <text:p>3</text:p>
          </table:table-cell>
          <table:table-cell table:style-name="ce95" table:formula="of:=IF([.M83]=0;0;[.L83]*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cm" svg:height="1.847cm" svg:x="13.029cm" svg:y="70.143cm" draw:caption-point-x="-0.344cm" draw:caption-point-y="0.745cm">
              <dc:creator>Autoría desconocida</dc:creator>
              <dc:date>2025-03-21T00:00:00</dc:date>
              <text:p text:style-name="P2"><text:span text:style-name="T1">Users are able to easily recover (i.e. not have to start again) from errors (Medium </text:span><text:span text:style-name="T1">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i bien la guía filtra bien que no se cometan errores, en caso de introducir un valor con formato correcto pero erróneo, una vez finalizada la reserva solo se puede corregir llamando por teléfono.</text:p>
          </table:table-cell>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4" calcext:value-type="float">
            <text:p>4</text:p>
          </table:table-cell>
          <table:table-cell table:style-name="ce88" table:formula="of:=[.M85]*[.L85]" office:value-type="float" office:value="2.4" calcext:value-type="float">
            <text:p>2,4</text:p>
          </table:table-cell>
          <table:table-cell table:style-name="ce95" table:formula="of:=IF([.M85]=0;0;[.L85]*MAX([.R2:.R8]))" office:value-type="float" office:value="3" calcext:value-type="float">
            <text:p>3</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cm" svg:height="1.721cm" svg:x="13.029cm" svg:y="73.219cm" draw:caption-point-x="-0.344cm" draw:caption-point-y="0.619cm">
              <dc:creator>Autoría desconocida</dc:creator>
              <dc:date>2025-03-21T00:00:00</dc:date>
              <text:p text:style-name="P2"><text:span text:style-name="T1">Content available (e.g. text, images, video, audio) is appropriate and sufficiently </text:span><text:span text:style-name="T1">relevant, and detailed to meet user goals (Very high importance)</text:span></text:p>
              <text:p text:style-name="P2"><text:span text:style-name="T3">Content should also be appropriately formatted, so for example videos and audio should be </text:span><text:span text:style-name="T3">directly playable (i.e. shouldn't need to be downloaded to be played) and images should be of </text:span><text:span text:style-name="T3">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hay vídeos, pero hay variedad de imágenes y textos relevantes</text:p>
          </table:table-cell>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5" calcext:value-type="float">
            <text:p>5</text:p>
          </table:table-cell>
          <table:table-cell table:style-name="ce88" table:formula="of:=[.M89]*[.L89]" office:value-type="float" office:value="5" calcext:value-type="float">
            <text:p>5</text:p>
          </table:table-cell>
          <table:table-cell table:style-name="ce95" table:formula="of:=IF([.M89]=0;0;[.L89]*MAX([.R2:.R8]))" office:value-type="float" office:value="5" calcext:value-type="float">
            <text:p>5</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cm" svg:height="1.847cm" svg:x="13.029cm" svg:y="74.94cm" draw:caption-point-x="-0.344cm" draw:caption-point-y="0.744cm">
              <dc:creator>Autoría desconocida</dc:creator>
              <dc:date>2025-03-21T00:00:00</dc:date>
              <text:p text:style-name="P2"><text:span text:style-name="T1">Links to other useful and relevant content (e.g. related pages, external websites or </text:span><text:span text:style-name="T1">documents) are available and shown in context (Low importance)</text:span></text:p>
              <text:p text:style-name="P2"><text:span text:style-name="T3">For example there might be links from an article to related articles, related content or related </text:span><text:span text:style-name="T3">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Hay pocos links a contenido externo (por ejemplo, podría haber algún link a maps) y los links a redes sociales están rotos</text:p>
          </table:table-cell>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2" calcext:value-type="float">
            <text:p>2</text:p>
          </table:table-cell>
          <table:table-cell table:style-name="ce88" table:formula="of:=[.M91]*[.L91]" office:value-type="float" office:value="0.8" calcext:value-type="float">
            <text:p>0,8</text:p>
          </table:table-cell>
          <table:table-cell table:style-name="ce95" table:formula="of:=IF([.M91]=0;0;[.L91]*MAX([.R2:.R8]))" office:value-type="float" office:value="2" calcext:value-type="float">
            <text:p>2</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cm" svg:height="1.846cm" svg:x="13.029cm" svg:y="76.787cm" draw:caption-point-x="-0.344cm" draw:caption-point-y="0.744cm">
              <dc:creator>Autoría desconocida</dc:creator>
              <dc:date>2025-03-21T00:00:00</dc:date>
              <text:p text:style-name="P2"><text:span text:style-name="T1">Language, terminology and tone used is appropriate and readily understood by the target audience </text:span><text:span text:style-name="T1">(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Sí, la página web usa un lenguaje claro y formal, para hispanohablantes.</text:p>
          </table:table-cell>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4" calcext:value-type="float">
            <text:p>4</text:p>
          </table:table-cell>
          <table:table-cell table:style-name="ce88" table:formula="of:=[.M93]*[.L93]" office:value-type="float" office:value="3.2" calcext:value-type="float">
            <text:p>3,2</text:p>
          </table:table-cell>
          <table:table-cell table:style-name="ce95" table:formula="of:=IF([.M93]=0;0;[.L93]*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cm" svg:height="1.847cm" svg:x="13.029cm" svg:y="78.633cm" draw:caption-point-x="-0.344cm" draw:caption-point-y="0.745cm">
              <dc:creator>Autoría desconocida</dc:creator>
              <dc:date>2025-03-21T00:00:00</dc:date>
              <text:p text:style-name="P2"><text:span text:style-name="T1">Terms, language and tone used are consistent (e.g. the same term is used throughout) </text:span><text:span text:style-name="T1">(Medium importance)</text:span></text:p>
              <text:p text:style-name="P2"><text:span text:style-name="T3">Capitalisation (e.g. 'Main title'; 'Main Title'; 'MAIN TITLE') and grammar should be consistent, </text:span><text:span text:style-name="T3">together with the use of formal or informal terms (e.g. could not vs couldn't; what's vs what is </text:span><text:span text:style-name="T3">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Usa un mismo registro para toda la página.</text:p>
          </table:table-cell>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4" calcext:value-type="float">
            <text:p>4</text:p>
          </table:table-cell>
          <table:table-cell table:style-name="ce88" table:formula="of:=[.M95]*[.L95]" office:value-type="float" office:value="2.4" calcext:value-type="float">
            <text:p>2,4</text:p>
          </table:table-cell>
          <table:table-cell table:style-name="ce95" table:formula="of:=IF([.M95]=0;0;[.L95]*MAX([.R2:.R8]))" office:value-type="float" office:value="3" calcext:value-type="float">
            <text:p>3</text:p>
          </table:table-cell>
          <table:table-cell table:number-columns-repeated="16369"/>
        </table:table-row>
        <table:table-row table:style-name="ro8">
          <table:table-cell table:style-name="ce6"/>
          <table:table-cell table:style-name="ce20"/>
          <table:table-cell table:style-name="ce14"/>
          <table:table-cell table:style-name="ce169"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cm" svg:height="1.847cm" svg:x="13.029cm" svg:y="80.48cm" draw:caption-point-x="-0.344cm" draw:caption-point-y="0.745cm">
              <dc:creator>Autoría desconocida</dc:creator>
              <dc:date>2025-03-21T00:00:00</dc:date>
              <text:p text:style-name="P2"><text:span text:style-name="T1">Text and content is legible and scanable, with good typography and visual contrast (Medium </text:span><text:span text:style-name="T1">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En general la fuente de texto usada es fácilmente legible, excepto la fuente usada para el botón de reserva y el nombre del local, que sí puede ser difícil de leer.</text:p>
          </table:table-cell>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3" calcext:value-type="float">
            <text:p>3</text:p>
          </table:table-cell>
          <table:table-cell table:style-name="ce88" table:formula="of:=[.M97]*[.L97]" office:value-type="float" office:value="1.8" calcext:value-type="float">
            <text:p>1,8</text:p>
          </table:table-cell>
          <table:table-cell table:style-name="ce95" table:formula="of:=IF([.M97]=0;0;[.L97]*MAX([.R2:.R8]))" office:value-type="float" office:value="3" calcext:value-type="float">
            <text:p>3</text:p>
          </table:table-cell>
          <table:table-cell table:number-columns-repeated="1636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cm" svg:height="1.721cm" svg:x="13.029cm" svg:y="83.555cm" draw:caption-point-x="-0.344cm" draw:caption-point-y="0.619cm">
              <dc:creator>Autoría desconocida</dc:creator>
              <dc:date>2025-03-21T00:00:00</dc:date>
              <text:p text:style-name="P2"><text:span text:style-name="T1">Online help is provided and is suitable for the user base (High importance)</text:span></text:p>
              <text:p text:style-name="P2"><text:span text:style-name="T2">Help should be written in easy to understand language and only uses recognised </text:span><text:span text:style-name="T2">terms. Users should be able to easily find and access help and where appropriate </text:span><text:span text:style-name="T2">contextual help should be available, such as help for a specific page, feature or </text:span><text:span text:style-name="T2">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existe ningún asistente de ayuda</text:p>
          </table:table-cell>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1" calcext:value-type="float">
            <text:p>1</text:p>
          </table:table-cell>
          <table:table-cell table:style-name="ce88" table:formula="of:=[.M101]*[.L101]" office:value-type="float" office:value="0.8" calcext:value-type="float">
            <text:p>0,8</text:p>
          </table:table-cell>
          <table:table-cell table:style-name="ce95" table:formula="of:=IF([.M101]=0;0;[.L101]*MAX([.R2:.R8]))" office:value-type="float" office:value="4" calcext:value-type="float">
            <text:p>4</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cm" svg:height="1.847cm" svg:x="13.029cm" svg:y="85.276cm" draw:caption-point-x="-0.344cm" draw:caption-point-y="0.745cm">
              <dc:creator>Autoría desconocida</dc:creator>
              <dc:date>2025-03-21T00:00:00</dc:date>
              <text:p text:style-name="P2"><text:span text:style-name="T1">Online help is concise, easy to read and written in easy to understand language </text:span><text:span text:style-name="T1">(Medium importance)</text:span></text:p>
              <text:p text:style-name="P2"><text:span text:style-name="T2">Help should cover the essentials without providing excessive detail and shouldn't use </text:span><text:span text:style-name="T2">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0" calcext:value-type="float">
            <text:p>0</text:p>
          </table:table-cell>
          <table:table-cell table:style-name="ce88" table:formula="of:=[.M103]*[.L103]" office:value-type="float" office:value="0" calcext:value-type="float">
            <text:p>0</text:p>
          </table:table-cell>
          <table:table-cell table:style-name="ce95" table:formula="of:=IF([.M103]=0;0;[.L103]*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cm" svg:height="1.847cm" svg:x="13.029cm" svg:y="87.123cm" draw:caption-point-x="-0.344cm" draw:caption-point-y="0.745cm">
              <dc:creator>Autoría desconocida</dc:creator>
              <dc:date>2025-03-21T00:00:00</dc:date>
              <text:p text:style-name="P2"><text:span text:style-name="T1">Accessing online help does not impede users (Medium importance)</text:span></text:p>
              <text:p text:style-name="P2"><text:span text:style-name="T3">Users should be able to resume work where they left off after accessing help. Ideally help </text:span><text:span text:style-name="T3">should be available directly on a page or using a new window. If help is provided in the </text:span><text:span text:style-name="T3">form of a document, it should be formatted for the <text:s/>web (e.g. PDF, rather than a Word </text:span><text:span text:style-name="T3">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No aplica</text:p>
          </table:table-cell>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0" calcext:value-type="float">
            <text:p>0</text:p>
          </table:table-cell>
          <table:table-cell table:style-name="ce88" table:formula="of:=[.M105]*[.L105]" office:value-type="float" office:value="0" calcext:value-type="float">
            <text:p>0</text:p>
          </table:table-cell>
          <table:table-cell table:style-name="ce95" table:formula="of:=IF([.M105]=0;0;[.L105]*MAX([.R2:.R8]))" office:value-type="float" office:value="0" calcext:value-type="float">
            <text:p>0</text:p>
          </table:table-cell>
          <table:table-cell table:number-columns-repeated="16369"/>
        </table:table-row>
        <table:table-row table:style-name="ro8">
          <table:table-cell table:style-name="ce6"/>
          <table:table-cell table:style-name="ce20"/>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cm" svg:height="1.846cm" svg:x="13.029cm" svg:y="88.97cm" draw:caption-point-x="-0.344cm" draw:caption-point-y="0.744cm">
              <dc:creator>Autoría desconocida</dc:creator>
              <dc:date>2025-03-21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text:span><text:span text:style-name="T3">address or online form is provided, an indication should be given of how long a response is </text:span><text:span text:style-name="T3">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62" office:value-type="string" calcext:value-type="string">
            <text:p>La página proporciona un teléfono y una dirección de correo electrónico de contacto, pero podría mejorarse con un formulario de contacto.</text:p>
          </table:table-cell>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4" calcext:value-type="float">
            <text:p>4</text:p>
          </table:table-cell>
          <table:table-cell table:style-name="ce88" table:formula="of:=[.M107]*[.L107]" office:value-type="float" office:value="1.6" calcext:value-type="float">
            <text:p>1,6</text:p>
          </table:table-cell>
          <table:table-cell table:style-name="ce95" table:formula="of:=IF([.M107]=0;0;[.L107]*MAX([.R2:.R8]))" office:value-type="float" office:value="2" calcext:value-type="float">
            <text:p>2</text:p>
          </table:table-cell>
          <table:table-cell table:number-columns-repeated="16369"/>
        </table:table-row>
        <table:table-row table:style-name="ro8">
          <table:table-cell/>
          <table:table-cell table:style-name="ce21"/>
          <table:table-cell table:style-name="ce14"/>
          <table:table-cell table:style-name="ce169"/>
          <table:table-cell table:number-columns-repeated="6"/>
          <table:table-cell table:style-name="ce77"/>
          <table:table-cell table:style-name="ce84"/>
          <table:table-cell table:style-name="ce88" table:number-columns-repeated="2"/>
          <table:table-cell table:style-name="ce95"/>
          <table:table-cell table:number-columns-repeated="1636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636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cm" svg:height="1.722cm" svg:x="13.029cm" svg:y="92.045cm" draw:caption-point-x="-0.344cm" draw:caption-point-y="0.619cm">
              <dc:creator>Autoría desconocida</dc:creator>
              <dc:date>2025-03-21T00:00:00</dc:date>
              <text:p text:style-name="P2"><text:span text:style-name="T1">Site or application performance doesn't inhibit the user experience (e.g. slow page downloads, </text:span><text:span text:style-name="T1">long delays) (High importance)</text:span></text:p>
              <text:p text:style-name="P2"><text:span text:style-name="T3">Web page downloads shouldn't take longer than 5 seconds and on page interactions (e.g. using an </text:span><text:span text:style-name="T3">application or AJAX functionality) shouldn't take any longer than 1 second to respond. Interactions </text:span><text:span text:style-name="T3">taking longer than 1 second to respond should provide suitable feedback to show that something is </text:span><text:span text:style-name="T3">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El rendimiento de la página es el deseado</text:p>
          </table:table-cell>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5" calcext:value-type="float">
            <text:p>5</text:p>
          </table:table-cell>
          <table:table-cell table:style-name="ce89" table:formula="of:=[.M111]*[.L111]" office:value-type="float" office:value="4" calcext:value-type="float">
            <text:p>4</text:p>
          </table:table-cell>
          <table:table-cell table:style-name="ce89" table:formula="of:=IF([.M111]=0;0;[.L111]*MAX([.R2:.R8]))" office:value-type="float" office:value="4" calcext:value-type="float">
            <text:p>4</text:p>
          </table:table-cell>
          <table:table-cell table:style-name="ce16" table:number-columns-repeated="1636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636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cm" svg:height="1.582cm" svg:x="13.029cm" svg:y="94.03cm" draw:caption-point-x="-0.344cm" draw:caption-point-y="0.48cm">
              <dc:creator>Autoría desconocida</dc:creator>
              <dc:date>2025-03-21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Poor</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os links a las redes sociales no funcionan</text:p>
          </table:table-cell>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2" calcext:value-type="float">
            <text:p>2</text:p>
          </table:table-cell>
          <table:table-cell table:style-name="ce89" table:formula="of:=[.M113]*[.L113]" office:value-type="float" office:value="1.6" calcext:value-type="float">
            <text:p>1,6</text:p>
          </table:table-cell>
          <table:table-cell table:style-name="ce89" table:formula="of:=IF([.M113]=0;0;[.L113]*MAX([.R2:.R8]))" office:value-type="float" office:value="4" calcext:value-type="float">
            <text:p>4</text:p>
          </table:table-cell>
          <table:table-cell table:style-name="ce16" table:number-columns-repeated="1636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636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cm" svg:height="1.847cm" svg:x="13.029cm" svg:y="95.612cm" draw:caption-point-x="-0.344cm" draw:caption-point-y="0.745cm">
              <dc:creator>Autoría desconocida</dc:creator>
              <dc:date>2025-03-21T00:00:00</dc:date>
              <text:p text:style-name="P2"><text:span text:style-name="T1">Pos</text:span><text:span text:style-name="T1">sibl</text:span><text:span text:style-name="T1">e </text:span><text:span text:style-name="T1">use</text:span><text:span text:style-name="T1">r </text:span><text:span text:style-name="T1">con</text:span><text:span text:style-name="T1">fig</text:span><text:span text:style-name="T1">ura</text:span><text:span text:style-name="T1">tio</text:span><text:span text:style-name="T1">ns </text:span><text:span text:style-name="T1">(e.g</text:span><text:span text:style-name="T1">. </text:span><text:span text:style-name="T1">bro</text:span><text:span text:style-name="T1">ws</text:span><text:span text:style-name="T1">ers, </text:span><text:span text:style-name="T1">res</text:span><text:span text:style-name="T1">olu</text:span><text:span text:style-name="T1">tio</text:span><text:span text:style-name="T1">ns, </text:span><text:span text:style-name="T1">co</text:span><text:span text:style-name="T1">mp</text:span><text:span text:style-name="T1">ute</text:span><text:span text:style-name="T1">r </text:span><text:span text:style-name="T1">spe</text:span><text:span text:style-name="T1">cs) </text:span><text:span text:style-name="T1">are </text:span><text:span text:style-name="T1">sup</text:span><text:span text:style-name="T1">por</text:span><text:span text:style-name="T1">ted </text:span><text:span text:style-name="T1">(Me</text:span><text:span text:style-name="T1">diu</text:span><text:span text:style-name="T1">m </text:span><text:span text:style-name="T1">im</text:span><text:span text:style-name="T1">por</text:span><text:span text:style-name="T1">tan</text:span><text:span text:style-name="T1">ce)</text:span></text:p>
              <text:p text:style-name="P2"><text:span text:style-name="T3">We</text:span><text:span text:style-name="T3">bsit</text:span><text:span text:style-name="T3">es </text:span><text:span text:style-name="T3">sho</text:span><text:span text:style-name="T3">uld </text:span><text:span text:style-name="T3">be </text:span><text:span text:style-name="T3">usa</text:span><text:span text:style-name="T3">ble </text:span><text:span text:style-name="T3">at a </text:span><text:span text:style-name="T3">800</text:span><text:span text:style-name="T3">x60</text:span><text:span text:style-name="T3">0 </text:span><text:span text:style-name="T3">scr</text:span><text:span text:style-name="T3">een </text:span><text:span text:style-name="T3">res</text:span><text:span text:style-name="T3">olut</text:span><text:span text:style-name="T3">ion </text:span><text:span text:style-name="T3">and </text:span><text:span text:style-name="T3">sho</text:span><text:span text:style-name="T3">uld </text:span><text:span text:style-name="T3">wor</text:span><text:span text:style-name="T3">k </text:span><text:span text:style-name="T3">wit</text:span><text:span text:style-name="T3">h </text:span><text:span text:style-name="T3">the </text:span><text:span text:style-name="T3">mo</text:span><text:span text:style-name="T3">st </text:span><text:span text:style-name="T3">co</text:span><text:span text:style-name="T3">mm</text:span><text:span text:style-name="T3">on </text:span><text:span text:style-name="T3">bro</text:span><text:span text:style-name="T3">wse</text:span><text:span text:style-name="T3">rs </text:span><text:span text:style-name="T3">(IE, </text:span><text:span text:style-name="T3">Fire</text:span><text:span text:style-name="T3">fox, </text:span><text:span text:style-name="T3">Op</text:span><text:span text:style-name="T3">era, </text:span><text:span text:style-name="T3">Chr</text:span><text:span text:style-name="T3">om</text:span><text:span text:style-name="T3">e </text:span><text:span text:style-name="T3">etc</text:span><text:span text:style-name="T3">…). </text:span><text:span text:style-name="T3">App</text:span><text:span text:style-name="T3">lica</text:span><text:span text:style-name="T3">tion</text:span><text:span text:style-name="T3">s </text:span><text:span text:style-name="T3">sho</text:span><text:span text:style-name="T3">uld </text:span><text:span text:style-name="T3">be </text:span><text:span text:style-name="T3">usa</text:span><text:span text:style-name="T3">ble </text:span><text:span text:style-name="T3">wit</text:span><text:span text:style-name="T3">h </text:span><text:span text:style-name="T3">co</text:span><text:span text:style-name="T3">mm</text:span><text:span text:style-name="T3">on </text:span><text:span text:style-name="T3">co</text:span><text:span text:style-name="T3">mp</text:span><text:span text:style-name="T3">ute</text:span><text:span text:style-name="T3">r </text:span><text:span text:style-name="T3">spe</text:span><text:span text:style-name="T3">cific</text:span><text:span text:style-name="T3">atio</text:span><text:span text:style-name="T3">ns </text:span><text:span text:style-name="T3">(op</text:span><text:span text:style-name="T3">erat</text:span><text:span text:style-name="T3">ion </text:span><text:span text:style-name="T3">syst</text:span><text:span text:style-name="T3">em, </text:span><text:span text:style-name="T3">me</text:span><text:span text:style-name="T3">mo</text:span><text:span text:style-name="T3">ry, </text:span><text:span text:style-name="T3">avai</text:span><text:span text:style-name="T3">labl</text:span><text:span text:style-name="T3">e </text:span><text:span text:style-name="T3">disk </text:span><text:span text:style-name="T3">spa</text:span><text:span text:style-name="T3">ce) </text:span><text:span text:style-name="T3">and </text:span><text:span text:style-name="T3">scr</text:span><text:span text:style-name="T3">een </text:span><text:span text:style-name="T3">res</text:span><text:span text:style-name="T3">olut</text:span><text:span text:style-name="T3">ion</text:span><text:span text:style-name="T3">s </text:span><text:span text:style-name="T3">(e.g</text:span><text:span text:style-name="T3">. </text:span><text:span text:style-name="T3">800</text:span><text:span text:style-name="T3">x60</text:span><text:span text:style-name="T3">0, </text:span><text:span text:style-name="T3">102</text:span><text:span text:style-name="T3">5x7</text:span><text:span text:style-name="T3">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xcellent</text:p>
          </table:table-cell>
          <table:table-cell table:style-name="ce52"/>
          <table:table-cell table:style-name="ce52" table:formula="of:=#REF!*#REF!" office:value-type="string" office:string-value="" calcext:value-type="error">
            <text:p>#¡REF!</text:p>
          </table:table-cell>
          <table:table-cell table:style-name="ce52" table:formula="of:=IF(#REF!&gt;=0;10*#REF!;0)" office:value-type="string" office:string-value="" calcext:value-type="error">
            <text:p>#¡REF!</text:p>
          </table:table-cell>
          <table:table-cell table:style-name="ce52"/>
          <table:table-cell table:style-name="ce62" office:value-type="string" calcext:value-type="string">
            <text:p>La página funciona correctamente en distintos navegadores y dispositivos</text:p>
          </table:table-cell>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5" calcext:value-type="float">
            <text:p>5</text:p>
          </table:table-cell>
          <table:table-cell table:style-name="ce89" table:formula="of:=[.M115]*[.L115]" office:value-type="float" office:value="3" calcext:value-type="float">
            <text:p>3</text:p>
          </table:table-cell>
          <table:table-cell table:style-name="ce89" table:formula="of:=IF([.M115]=0;0;[.L115]*MAX([.R2:.R8]))" office:value-type="float" office:value="3" calcext:value-type="float">
            <text:p>3</text:p>
          </table:table-cell>
          <table:table-cell table:style-name="ce16" table:number-columns-repeated="1636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636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75.4838709677419" calcext:value-type="float">
            <text:p>75</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Good" calcext:value-type="string">
            <text:p>Good</text:p>
          </table:table-cell>
          <table:table-cell table:style-name="ce70" table:formula="of:=IF([.D117]=&quot;&quot;;0;[.D117])" office:value-type="float" office:value="75.4838709677419" calcext:value-type="float">
            <text:p>75,4838709677419</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93.6" calcext:value-type="float">
            <text:p>93,6</text:p>
          </table:table-cell>
          <table:table-cell table:style-name="ce94" table:formula="of:=SUM([.O9:.O115])" office:value-type="float" office:value="124" calcext:value-type="float">
            <text:p>124</text:p>
          </table:table-cell>
          <table:table-cell table:number-columns-repeated="16369"/>
        </table:table-row>
        <table:table-row table:style-name="ro12">
          <table:table-cell table:number-columns-repeated="1638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637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637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637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637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6372"/>
        </table:table-row>
        <table:table-row table:style-name="ro12">
          <table:table-cell table:number-columns-repeated="16384"/>
        </table:table-row>
        <table:table-row table:style-name="ro12">
          <table:table-cell table:number-columns-repeated="3"/>
          <table:table-cell table:style-name="ce50"/>
          <table:table-cell table:number-columns-repeated="16380"/>
        </table:table-row>
        <table:table-row table:style-name="ro12">
          <table:table-cell table:style-name="ce12"/>
          <table:table-cell table:style-name="ce30"/>
          <table:table-cell table:style-name="ce37" table:number-columns-repeated="7"/>
          <table:table-cell table:style-name="ce71"/>
          <table:table-cell table:number-columns-repeated="16374"/>
        </table:table-row>
        <table:table-row table:style-name="ro15" table:number-rows-repeated="1048449">
          <table:table-cell table:number-columns-repeated="16384"/>
        </table:table-row>
        <table:table-row table:style-name="ro15">
          <table:table-cell table:number-columns-repeated="1638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office:forms form:automatic-focus="false" form:apply-design-mode="false"/>
        <table:table-column table:style-name="co7" table:default-cell-style-name="ce12"/>
        <table:table-column table:style-name="co13" table:default-cell-style-name="ce118"/>
        <table:table-column table:style-name="co14" table:default-cell-style-name="ce2"/>
        <table:table-column table:style-name="co12" table:number-columns-repeated="1638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6381"/>
        </table:table-row>
        <table:table-row table:style-name="ro9">
          <table:table-cell table:style-name="ce2"/>
          <table:table-cell table:style-name="ce24"/>
          <table:table-cell table:style-name="ce5" office:value-type="string" calcext:value-type="string">
            <text:p>Importance</text:p>
          </table:table-cell>
          <table:table-cell table:number-columns-repeated="16381"/>
        </table:table-row>
        <table:table-row table:style-name="ro16">
          <table:table-cell table:style-name="ce114" office:value-type="string" calcext:value-type="string">
            <text:p>Features &amp; functionality</text:p>
          </table:table-cell>
          <table:table-cell table:style-name="ce16" table:number-columns-repeated="1638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Homepage / starting page</text:p>
          </table:table-cell>
          <table:table-cell table:style-name="ce16" table:number-columns-repeated="1638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9">
          <table:table-cell table:style-name="ce114" office:value-type="string" calcext:value-type="string">
            <text:p>Navigation</text:p>
          </table:table-cell>
          <table:table-cell table:style-name="ce16" table:number-columns-repeated="1638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638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638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638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Search</text:p>
          </table:table-cell>
          <table:table-cell table:style-name="ce16" table:number-columns-repeated="1638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638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Control &amp; feedback</text:p>
          </table:table-cell>
          <table:table-cell table:style-name="ce16" table:number-columns-repeated="1638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638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Forms</text:p>
          </table:table-cell>
          <table:table-cell table:style-name="ce16" table:number-columns-repeated="1638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638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6381"/>
        </table:table-row>
        <table:table-row table:style-name="ro17">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Errors</text:p>
          </table:table-cell>
          <table:table-cell table:style-name="ce16" table:number-columns-repeated="1638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638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Content &amp; text</text:p>
          </table:table-cell>
          <table:table-cell table:style-name="ce16" table:number-columns-repeated="1638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638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638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638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Help</text:p>
          </table:table-cell>
          <table:table-cell table:style-name="ce16" table:number-columns-repeated="16383"/>
        </table:table-row>
        <table:table-row table:style-name="ro18">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638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638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6381"/>
        </table:table-row>
        <table:table-row table:style-name="ro12">
          <table:table-cell table:style-name="ce2"/>
          <table:table-cell table:style-name="ce21"/>
          <table:table-cell table:style-name="ce16"/>
          <table:table-cell table:number-columns-repeated="16381"/>
        </table:table-row>
        <table:table-row table:style-name="ro16">
          <table:table-cell table:style-name="ce114" office:value-type="string" calcext:value-type="string">
            <text:p>Performance</text:p>
          </table:table-cell>
          <table:table-cell table:style-name="ce16" table:number-columns-repeated="1638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638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638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6381"/>
        </table:table-row>
        <table:table-row table:style-name="ro21" table:number-rows-repeated="1048509">
          <table:table-cell table:number-columns-repeated="16384"/>
        </table:table-row>
        <table:table-row table:style-name="ro21">
          <table:table-cell table:number-columns-repeated="1638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6378" table:default-cell-style-name="Default"/>
        <table:table-row table:style-name="ro12">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6378"/>
        </table:table-row>
        <table:table-row table:style-name="ro12">
          <table:table-cell table:style-name="ce121" office:value-type="float" office:value="0" calcext:value-type="float">
            <text:p>0</text:p>
          </table:table-cell>
          <table:table-cell table:formula="of:=&quot;&quot;">
            <text:p/>
          </table:table-cell>
          <table:table-cell table:number-columns-repeated="16382"/>
        </table:table-row>
        <table:table-row table:style-name="ro12">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6380"/>
        </table:table-row>
        <table:table-row table:style-name="ro12">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6378"/>
        </table:table-row>
        <table:table-row table:style-name="ro12">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6378"/>
        </table:table-row>
        <table:table-row table:style-name="ro12">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6378"/>
        </table:table-row>
        <table:table-row table:style-name="ro12">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6380"/>
        </table:table-row>
        <table:table-row table:style-name="ro12" table:number-rows-repeated="4">
          <table:table-cell table:style-name="ce123" table:number-columns-repeated="2"/>
          <table:table-cell table:number-columns-repeated="16382"/>
        </table:table-row>
        <table:table-row table:style-name="ro21" table:number-rows-repeated="1048564">
          <table:table-cell table:number-columns-repeated="16384"/>
        </table:table-row>
        <table:table-row table:style-name="ro2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2P0" style:volatile="true">
      <number:text>£</number:text>
      <number:number number:decimal-places="0" number:min-decimal-places="0" number:min-integer-digits="1" number:grouping="true"/>
    </number:number-style>
    <number:number-style style:name="N112">
      <number:text>-£</number:text>
      <number:number number:decimal-places="0" number:min-decimal-places="0" number:min-integer-digits="1" number:grouping="true"/>
      <style:map style:condition="value()&gt;=0" style:apply-style-name="N112P0"/>
    </number:number-style>
    <number:number-style style:name="N113P0" style:volatile="true">
      <number:text>£</number:text>
      <number:number number:decimal-places="0" number:min-decimal-places="0" number:min-integer-digits="1" number:grouping="true"/>
    </number:number-style>
    <number:number-style style:name="N113">
      <style:text-properties fo:color="#ff0000"/>
      <number:text>-£</number:text>
      <number:number number:decimal-places="0" number:min-decimal-places="0" number:min-integer-digits="1" number:grouping="true"/>
      <style:map style:condition="value()&gt;=0" style:apply-style-name="N113P0"/>
    </number:number-style>
    <number:number-style style:name="N115P0" style:volatile="true">
      <number:text>£</number:text>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16P0" style:volatile="true">
      <number:text>£</number:text>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_-</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6P1" style:volatile="true">
      <number:text>-£</number:text>
      <number:fill-character> </number:fill-character>
      <number:number number:decimal-places="2" number:min-decimal-places="2" number:min-integer-digits="1" number:grouping="true"/>
      <number:text loext:blank-width-char="-">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number:number-style style:name="N149">
      <number:number number:decimal-places="1" number:min-decimal-places="1" number:min-integer-digits="1"/>
    </number:number-style>
    <style:style style:name="Default" style:family="table-cell">
      <style:table-cell-properties fo:padding="0.071cm"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1">00/00/0000</text:date>, <text:time style:data-style-name="N2" text:time-value="17:47:45.138650383">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Usability_20_scores" style:display-name="PageStyle_Usability sc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4">
      <style:header style:display="false"/>
      <style:header-left style:display="false"/>
      <style:header-first style:display="false"/>
      <style:footer style:display="false"/>
      <style:footer-left style:display="false"/>
      <style:footer-first style:display="false"/>
    </style:master-page>
    <style:master-page style:name="PageStyle_5f_Rating_20_ranges" style:display-name="PageStyle_Rating ranges"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ert usability evaluation template</dc:title>
    <meta:initial-creator>Neil Turner</meta:initial-creator>
    <meta:creation-date>2008-01-21T12:46:15</meta:creation-date>
    <dc:date>2025-03-21T18:18:03.147324831</dc:date>
    <meta:print-date>2011-01-18T17:00:25</meta:print-date>
    <meta:editing-duration>PT1H52S</meta:editing-duration>
    <meta:editing-cycles>16</meta:editing-cycles>
    <meta:generator>LibreOffice/24.2.7.2$Linux_X86_64 LibreOffice_project/420$Build-2</meta:generator>
    <meta:document-statistic meta:table-count="3" meta:cell-count="718" meta:object-count="1"/>
  </office:meta>
</office:document-meta>
</file>